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NEL 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D TO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TS</text:p>
          </table:table-cell>
          <table:table-cell table:formula="of:=[.B2]+15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CKS</text:p>
          </table:table-cell>
          <table:table-cell table:formula="of:=18+[.B3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ACKS</text:p>
          </table:table-cell>
          <table:table-cell table:formula="of:=18+[.B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JACKS</text:p>
          </table:table-cell>
          <table:table-cell table:formula="of:=18+[.B5]"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20:39:09.677000000</meta:creation-date>
    <dc:date>2022-10-17T20:42:52.220000000</dc:date>
    <meta:editing-duration>PT3M42S</meta:editing-duration>
    <meta:editing-cycles>1</meta:editing-cycles>
    <meta:document-statistic meta:table-count="1" meta:cell-count="12" meta:object-count="0"/>
    <meta:generator>LibreOffice/7.3.4.2$Windows_X86_64 LibreOffice_project/728fec16bd5f605073805c3c9e7c4212a0120dc5</meta:generator>
  </office:meta>
</office:document-meta>
</file>